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60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Aliquam porta non nisi non aliquet. Nulla vel massa suscipit, consequat ligula vel, vehicula odio. Vivamus vel ante eleifend, gravida lorem at, aliquam ligula. Phasellus tempor interdum purus, eget posuere orci finibus vitae. Aenean in ante luctus, ornare odio id, bibendum nulla. Nullam nec suscipit elit. Morbi ullamcorper lobortis purus, et hendrerit ipsum dictum ac. Nullam id arcu nunc. Donec maximus lectus mauris, ac molestie orci dapibus elementum. Nullam at erat aliquet, dictum ipsum ut, aliquam leo. Vestibulum bibendum congue purus at venenatis. Curabitur quis enim sem. Ut nec urna consectetur, sollicitudin diam id, tempor odio.</text:p>
      <text:p text:style-name="P1">Curabitur at ligula sapien. Duis facilisis risus erat, ac tempus ex viverra id. Vestibulum eget urna nisl. Donec vestibulum, enim porta congue imperdiet, risus magna tincidunt erat, sit amet ornare felis neque et odio. In maximus nisi ac pretium viverra. Nulla a tellus non velit vulputate rutrum sed in erat. Vivamus laoreet sodales risus et vulputate. Duis aliquam, nunc sed iaculis mattis, purus neque fermentum nulla, ac mollis elit dolor eu nisl. Quisque non magna volutpat, hendrerit enim eu, aliquam augue. Suspendisse sagittis molestie ipsum ac feugiat.</text:p>
      <text:p text:style-name="Standard">Ut metus erat, sollicitudin nec ullamcorper sed, rutrum at nunc. Donec turpis nisl, sodales nec turpis vel, tincidunt fermentum lectus. Curabitur aliquet, sapien vitae rhoncus lacinia, tellus arcu ultrices arcu, ut lobortis neque est sit amet lacus. Curabitur pretium diam arcu, eget laoreet tellus ultrices nec. Ut nec consequat ipsum. Phasellus mauris ipsum, pharetra vel feugiat sed, pellentesque eget lectus. Suspendisse hendrerit, erat in imperdiet bibendum, velit ligula volutpat dolor, ac bibendum mauris orci quis dui. In quam turpis, consequat eget risus et, sodales eleifend massa. Suspendisse quis est eleifend, sollicitudin tortor id, pellentesque magna. Etiam elit nibh, feugiat a ante ac, egestas consectetur elit. Aliquam auctor in odio ut iaculis. Nunc ut nunc vulputate, viverra justo sit amet, dictum eros. Aenean vitae diam quis ipsum blandit efficitur. Nullam eget nulla vulputate, porttitor libero in, malesuada sapien. Suspendisse feugiat cursus nisl et consectetur.</text:p>
      <text:p text:style-name="Standard">Quisque vitae fringilla risus, ac pellentesque elit. Quisque iaculis, arcu non condimentum placerat, dui massa dapibus mi, sit amet viverra augue massa sit amet libero. Sed venenatis feugiat suscipit. In hac habitasse platea dictumst. In finibus elit mi, sed cursus sem vestibulum id. Praesent vitae maximus dui. In tristique tortor eu interdum sagittis. Etiam venenatis consequat purus, efficitur vehicula lorem pretium id. Vestibulum ante ipsum primis in faucibus orci luctus et ultrices posuere cubilia curae; Aliquam gravida sapien sed facilisis varius.</text:p>
      <text:p text:style-name="Standard">Suspendisse hendrerit sed velit nec imperdiet. Cras elementum interdum nunc at efficitur. Donec vitae dolor eget odio aliquet ultrices. Donec dui erat, vehicula sit amet interdum id, ultrices id dui. Cras non libero vulputate, tristique nibh et, tempus nulla. Mauris finibus justo risus, id fermentum arcu tristique vel. Proin aliquet nisi nec rutrum dignissim. Pellentesque ullamcorper ut leo vitae tempus. Nunc in ex consequat, semper diam at, porttitor neque. Praesent in vulputate odio. Morbi posuere tellus eget turpis pulvinar fermentum.</text:p>
      <text:p text:style-name="Standard">Maecenas vitae elit non massa bibendum euismod. Praesent non vulputate orci, vitae consequat libero. Fusce lacus lectus, molestie vel fermentum dignissim, venenatis sit amet ligula. Nunc ut risus quam. Sed feugiat libero in mi pulvinar aliquam. Etiam ultricies metus rutrum, ullamcorper lorem at, viverra metus. Suspendisse nec est ante. Ut eget est venenatis elit vulputate vestibulum.</text:p>
      <text:p text:style-name="Standard">Maecenas laoreet libero vel mi faucibus ullamcorper. Etiam facilisis justo tortor, finibus blandit augue mollis eget. Integer facilisis aliquam tellus, vel rhoncus purus dignissim vel. Quisque sed mattis erat. Praesent ullamcorper nisi id hendrerit porttitor. Sed congue porta pretium. Donec ut dapibus est. Curabitur et sapien rhoncus dolor sagittis blandit eu quis diam. Vestibulum bibendum congue urna eget dignissim. Maecenas pharetra ex id pharetra egestas. Duis tincidunt risus sit amet lorem dapibus maximus. Fusce mattis augue massa, ut vehicula tellus porta dignissim. Cras maximus massa a metus <text:soft-page-break/>dignissim sagittis ornare vitae arcu. Fusce ac libero ut velit laoreet dapibus at eu augue. Ut justo neque, gravida eget erat et, sollicitudin vehicula ligula. Quisque nisi mi, varius sit amet urna et, laoreet malesuada felis.</text:p>
      <text:p text:style-name="Standard">Nulla quis tellus libero. Maecenas urna velit, elementum sed pellentesque a, accumsan id ipsum. Lorem ipsum dolor sit amet, consectetur adipiscing elit. Integer nec risus odio. Sed in varius tortor. Suspendisse ligula est, porttitor et turpis et, facilisis luctus ante. Phasellus a arcu non urna scelerisque tincidunt at sed velit. Quisque tempus mollis libero sit amet mattis. Etiam faucibus felis ut bibendum euismod. Mauris id neque tempus, ultricies augue consequat, eleifend dolor. Sed interdum egestas dui sed pulvinar. Sed pretium massa sed orci faucibus, a congue mauris viverra. Duis ut quam sit amet quam ultrices porta.</text:p>
      <text:p text:style-name="Standard">Morbi at pulvinar lacus. Duis at bibendum sem. Nullam sagittis sapien et purus lobortis lobortis. Ut ut nulla tincidunt, lacinia erat non, euismod libero. Proin condimentum elit id urna elementum, ac pretium quam luctus. Nullam id arcu quis diam lacinia molestie. Suspendisse magna urna, cursus id lorem in, dapibus tincidunt leo. Duis dictum felis vitae malesuada porta. Nullam facilisis eget felis eu molestie. In ut odio vitae ex tristique condimentum quis quis metus.</text:p>
      <text:p text:style-name="Standard">Vestibulum commodo arcu non dui euismod, ac viverra velit hendrerit. Donec vel dui nunc. Curabitur eget molestie tellus, quis sollicitudin ex. Quisque nec rutrum neque. Donec aliquet lorem vitae eros feugiat, eu sodales nunc interdum. Mauris consequat sagittis elit, vel interdum tortor. Pellentesque auctor, ante facilisis placerat porta, lectus dui convallis ante, nec ornare magna leo et sem. Ut quis eros tristique, varius eros quis, congue lectus. Mauris dictum vehicula lorem, sed laoreet metus porta vitae. Nunc consequat enim in turpis ullamcorper rhoncus. Interdum et malesuada fames ac ante ipsum primis in faucibus.</text:p>
      <text:p text:style-name="Standard">Fusce placerat erat vel semper consequat. Morbi posuere enim ut urna finibus facilisis. Nam neque erat, tempor et dui ultrices, sollicitudin ultricies ipsum. Fusce vehicula nunc nec risus finibus rhoncus. In id auctor odio. Phasellus lectus nulla, convallis id maximus porttitor, bibendum vitae risus. Donec mattis cursus luctus. Vivamus id elit leo. In dolor tortor, interdum ut sem et, consequat lacinia augue. Morbi sapie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ven</meta:initial-creator>
    <meta:creation-date>2023-11-17T10:14:48.296189524</meta:creation-date>
    <dc:date>2023-11-17T14:53:23.125282506</dc:date>
    <dc:creator>steven</dc:creator>
    <meta:editing-duration>PT4H38M36S</meta:editing-duration>
    <meta:editing-cycles>1</meta:editing-cycles>
    <meta:document-statistic meta:table-count="0" meta:image-count="0" meta:object-count="0" meta:page-count="2" meta:paragraph-count="11" meta:word-count="1000" meta:character-count="6719" meta:non-whitespace-character-count="5729"/>
    <meta:generator>LibreOffice/7.3.2.2$Linux_X86_64 LibreOffice_project/49f2b1bff42cfccbd8f788c8dc32c1c309559be0</meta:generator>
  </office:meta>
</office:document-meta>
</file>